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BFBFBF"/>
    </style:style>
    <style:style style:name="ce2" style:family="table-cell" style:parent-style-name="Default" style:data-style-name="N0">
      <style:table-cell-properties style:vertical-align="top" fo:background-color="#BFBFBF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style:vertical-align="top" fo:background-color="#BFBFBF"/>
    </style:style>
    <style:style style:name="ce4" style:family="table-cell" style:parent-style-name="Default" style:data-style-name="N0">
      <style:table-cell-properties style:vertical-align="top" fo:wrap-option="wrap" fo:background-color="#BFBFBF"/>
    </style:style>
    <style:style style:name="ce5" style:family="table-cell" style:parent-style-name="Default" style:data-style-name="N0">
      <style:table-cell-properties fo:border="thin solid #000000" fo:background-color="#FFFFFF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E2EFDA"/>
    </style:style>
    <style:style style:name="ce8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E2EFDA"/>
    </style:style>
    <style:style style:name="ce10" style:family="table-cell" style:parent-style-name="Default" style:data-style-name="N0">
      <style:table-cell-properties fo:border="thin solid #000000" style:vertical-align="top" fo:background-color="#E2EFDA" style:repeat-content="false"/>
      <style:paragraph-properties fo:text-align="end" fo:margin-right="0.706cm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E2EFDA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#FFF2CC"/>
      <style:text-properties fo:font-size="20pt" style:font-size-asian="20pt" style:font-size-complex="20pt"/>
    </style:style>
    <style:style style:name="ce13" style:family="table-cell" style:parent-style-name="Default" style:data-style-name="N0">
      <style:table-cell-properties style:vertical-align="top" fo:wrap-option="wrap" fo:background-color="#FFF2CC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style:vertical-align="top" fo:background-color="#FFF2CC"/>
      <style:text-properties fo:font-size="48pt" style:font-size-asian="48pt" style:font-size-complex="48pt"/>
    </style:style>
    <style:style style:name="ce15" style:family="table-cell" style:parent-style-name="Default" style:data-style-name="N0">
      <style:table-cell-properties fo:background-color="#FFF2CC"/>
    </style:style>
    <style:style style:name="ce16" style:family="table-cell" style:parent-style-name="Default" style:data-style-name="N0">
      <style:table-cell-properties style:vertical-align="automatic" fo:wrap-option="wrap" fo:background-color="#FFF2CC"/>
    </style:style>
    <style:style style:name="ce17" style:family="table-cell" style:parent-style-name="Default" style:data-style-name="N0">
      <style:table-cell-properties style:vertical-align="top" fo:background-color="#BFBFBF"/>
      <style:text-properties fo:color="#808080"/>
    </style:style>
    <style:style style:name="ce18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color="#808080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6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FFFFF"/>
      <style:map style:condition="of:is-true-formula(OR([.$B10]&lt;&gt;&quot;Partly projected unit&quot;))" style:apply-style-name="cf1" style:base-cell-address="Cashflow.B11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FF"/>
      <style:map style:condition="of:is-true-formula(OR([.$B12] &lt;&gt; &quot;Other&quot;))" style:apply-style-name="cf1" style:base-cell-address="Cashflow.B13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FF"/>
      <style:map style:condition="of:is-true-formula(OR([.$B12] &lt;&gt; &quot;Discount rate structure (C)&quot;))" style:apply-style-name="cf1" style:base-cell-address="Cashflow.B1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0,123)">
          <table:help-message table:title="Tis an integer" table:display="true">
            <text:p>No strings here!</text:p>
          </table:help-message>
          <table:error-message table:title="Only integers!" table:display="true" table:message-type="warning">
            <text:p>Come on - sort it out</text:p>
          </table:error-message>
        </table:content-validation>
        <table:content-validation table:name="val2" table:condition="of:cell-content-is-in-list(&quot;Method 1&quot;;&quot;Method 2&quot;;&quot;Method 3&quot;;&quot;Partly projected unit&quot;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-1,1)">
          <table:help-message table:title="Projected changes in percentages" table:display="true">
            <text:p>100% is represented as 1.00</text:p>
            <text:p>Min value: -1.00</text:p>
            <text:p>Max value: 1.00</text:p>
          </table:help-message>
          <table:error-message table:title="Non-numeric value entered" table:display="true" table:message-type="warning">
            <text:p>Please change to a numeric value</text:p>
          </table:error-message>
        </table:content-validation>
        <table:content-validation table:name="val4" table:condition="of:cell-content-is-decimal-number() and cell-content-is-between(60,120)">
          <table:help-message table:title="Enter age" table:display="true">
            <text:p>Age to any degree of precision between 60 and 120</text:p>
          </table:help-message>
          <table:error-message table:title="Invalid entry" table:display="true">
            <text:p>Please enter numeric value between 60 and 120</text:p>
          </table:error-message>
        </table:content-validation>
        <table:content-validation table:name="val5" table:condition="of:cell-content-is-in-list(&quot;Structure 1&quot;;&quot;Structure 2&quot;;&quot;Structure 3&quot;;&quot;Discount rate structure (C)&quot;;&quot;Other&quot;)">
          <table:help-message table:display="true"/>
          <table:error-message table:display="true"/>
        </table:content-validation>
        <table:content-validation table:name="val6" table:condition="of:cell-content-is-whole-number() and cell-content-is-between(1,100)">
          <table:help-message table:title="Projection Period" table:display="true">
            <text:p>To be supplied if actuarial method adopted to calcualte techniacl provisions is set to 'Partly projected unit'.</text:p>
            <text:p>Enter whole number between 1 and 100</text:p>
          </table:help-message>
          <table:error-message table:title="Invalid value supplied" table:display="true">
            <text:p>Please enter whole number between 1 and 100</text:p>
          </table:error-message>
        </table:content-validation>
        <table:content-validation table:name="val7" table:condition="of:cell-content-text-length-is-between(10,1000)">
          <table:help-message table:title="Description" table:display="true">
            <text:p>A description of the discount structure must be supplied if 'Other' is selected for discount rate structure.<text:s/></text:p>
            <text:p>The description must be be more than 10 and less than 1,000 characters</text:p>
          </table:help-message>
          <table:error-message table:title="Invalid value supplied" table:display="true">
            <text:p>Please enter a description of between 10 and 1,000 characters</text:p>
          </table:error-message>
        </table:content-validation>
        <table:content-validation table:name="val8" table:condition="of:cell-content-is-whole-number() and cell-content-is-between(1,500)">
          <table:help-message table:title="Time to horizon" table:display="true">
            <text:p>This value must be supplied if 'Discount rate structure (C)' is selected for discount rate structure</text:p>
          </table:help-message>
          <table:error-message table:title="Invalud value entered" table:display="true">
            <text:p>Please enter a value between 1 and 500</text:p>
          </table:error-message>
        </table:content-validation>
      </table:content-validations>
      <table:table table:name="Cashflow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4">
            <text:p>Cashflow</text:p>
          </table:table-cell>
          <table:table-cell table:number-columns-repeated="16383" table:style-name="ce1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7">
            <text:p>Data Model schema version</text:p>
          </table:table-cell>
          <table:table-cell office:value-type="string" table:style-name="ce18">
            <text:p>1.3.8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Template name</text:p>
          </table:table-cell>
          <table:table-cell office:value-type="string" table:style-name="ce18">
            <text:p>dvd-cashflow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Template version</text:p>
          </table:table-cell>
          <table:table-cell office:value-type="float" office:value="6" table:style-name="ce18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CRC</text:p>
          </table:table-cell>
          <table:table-cell office:value-type="string" table:style-name="ce18">
            <text:p>7F23F62B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2">
            <text:p>Methodology</text:p>
          </table:table-cell>
          <table:table-cell table:number-columns-repeated="16383" table:style-name="ce15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7">
            <text:p>Actuarial method adopted to calculate technical provisions</text:p>
          </table:table-cell>
          <table:table-cell table:content-validation-name="val2" table:style-name="ce19"/>
          <table:table-cell table:number-columns-repeated="16382"/>
        </table:table-row>
        <table:table-row table:style-name="ro2">
          <table:table-cell office:value-type="string" table:style-name="ce7">
            <text:p>Projection period</text:p>
          </table:table-cell>
          <table:table-cell table:content-validation-name="val6" table:style-name="ce20"/>
          <table:table-cell table:number-columns-repeated="16382"/>
        </table:table-row>
        <table:table-row table:style-name="ro2">
          <table:table-cell office:value-type="string" table:style-name="ce7">
            <text:p>Discount rate structure</text:p>
          </table:table-cell>
          <table:table-cell table:content-validation-name="val5" table:style-name="ce6"/>
          <table:table-cell table:number-columns-repeated="16382"/>
        </table:table-row>
        <table:table-row table:style-name="ro2">
          <table:table-cell office:value-type="string" table:style-name="ce7">
            <text:p>Description of discount rate structure</text:p>
          </table:table-cell>
          <table:table-cell table:content-validation-name="val7" table:style-name="ce21"/>
          <table:table-cell table:number-columns-repeated="16382"/>
        </table:table-row>
        <table:table-row table:style-name="ro2">
          <table:table-cell office:value-type="string" table:style-name="ce7">
            <text:p>Time to horizon (years)</text:p>
          </table:table-cell>
          <table:table-cell table:content-validation-name="val8" table:style-name="ce22"/>
          <table:table-cell table:number-columns-repeated="16382"/>
        </table:table-row>
        <table:table-row table:style-name="ro2">
          <table:table-cell table:content-validation-name="val1" table:style-name="ce4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2">
            <text:p>Mortalities</text:p>
          </table:table-cell>
          <table:table-cell table:number-columns-repeated="16383" table:style-name="ce15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8">
            <text:p>Male</text:p>
          </table:table-cell>
          <table:table-cell office:value-type="string" table:style-name="ce8">
            <text:p>Female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7">
            <text:p>Cohort expected age of death for current pensioners aged 65 at valuation date</text:p>
          </table:table-cell>
          <table:table-cell table:content-validation-name="val4" table:style-name="ce5"/>
          <table:table-cell table:content-validation-name="val4" table:style-name="ce5"/>
          <table:table-cell table:number-columns-repeated="16381" table:style-name="ce1"/>
        </table:table-row>
        <table:table-row table:style-name="ro4">
          <table:table-cell office:value-type="string" table:style-name="ce7">
            <text:p>Period expected age of death for current pensioners aged 65 at valuation date</text:p>
          </table:table-cell>
          <table:table-cell table:content-validation-name="val4" table:style-name="ce5"/>
          <table:table-cell table:content-validation-name="val4" table:style-name="ce5"/>
          <table:table-cell table:number-columns-repeated="16381" table:style-name="ce1"/>
        </table:table-row>
        <table:table-row table:style-name="ro5">
          <table:table-cell office:value-type="string" table:style-name="ce7">
            <text:p>Cohort expected age of death for future pensioners aged 65 at a date 20 years after valuation date</text:p>
          </table:table-cell>
          <table:table-cell table:content-validation-name="val4" table:style-name="ce5"/>
          <table:table-cell table:content-validation-name="val4" table:style-name="ce5"/>
          <table:table-cell table:number-columns-repeated="16381" table:style-name="ce1"/>
        </table:table-row>
        <table:table-row table:style-name="ro2">
          <table:table-cell office:value-type="string" table:style-name="ce7">
            <text:p>Current pensioners</text:p>
          </table:table-cell>
          <table:table-cell table:content-validation-name="val4" table:style-name="ce5"/>
          <table:table-cell table:content-validation-name="val4" table:style-name="ce5"/>
          <table:table-cell table:number-columns-repeated="16381" table:style-name="ce1"/>
        </table:table-row>
        <table:table-row table:style-name="ro2">
          <table:table-cell office:value-type="string" table:style-name="ce7">
            <text:p>After retirement for future pensioners</text:p>
          </table:table-cell>
          <table:table-cell table:content-validation-name="val4" table:style-name="ce5"/>
          <table:table-cell table:content-validation-name="val4" table:style-name="ce5"/>
          <table:table-cell table:number-columns-repeated="16381" table:style-name="ce1"/>
        </table:table-row>
        <table:table-row table:number-rows-repeated="2" table:style-name="ro2">
          <table:table-cell table:style-name="ce4"/>
          <table:table-cell table:number-columns-repeated="16383" table:style-name="ce1"/>
        </table:table-row>
        <table:table-row table:style-name="ro3">
          <table:table-cell office:value-type="string" table:style-name="ce13">
            <text:p>Projections</text:p>
          </table:table-cell>
          <table:table-cell table:number-columns-repeated="5" table:style-name="ce15"/>
          <table:table-cell table:style-name="ce16"/>
          <table:table-cell table:number-columns-repeated="16377" table:style-name="ce15"/>
        </table:table-row>
        <table:table-row table:style-name="ro2">
          <table:table-cell table:number-columns-repeated="16384"/>
        </table:table-row>
        <table:table-row table:style-name="ro6">
          <table:table-cell table:style-name="ce3"/>
          <table:table-cell office:value-type="string" table:style-name="ce9">
            <text:p>Pay increases of inactive members</text:p>
          </table:table-cell>
          <table:table-cell office:value-type="string" table:style-name="ce11">
            <text:p>RPI</text:p>
          </table:table-cell>
          <table:table-cell office:value-type="string" table:style-name="ce11">
            <text:p>CPI</text:p>
          </table:table-cell>
          <table:table-cell office:value-type="string" table:style-name="ce9">
            <text:p>Low dependency forward discount rate</text:p>
          </table:table-cell>
          <table:table-cell office:value-type="string" table:style-name="ce9">
            <text:p>Technical provisions forward discount rat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Year 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 table:style-name="ce1"/>
        </table:table-row>
        <table:table-row table:style-name="ro2">
          <table:table-cell office:value-type="string" table:style-name="ce10">
            <text:p>Year 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 table:style-name="ce1"/>
        </table:table-row>
        <table:table-row table:style-name="ro2">
          <table:table-cell office:value-type="string" table:style-name="ce10">
            <text:p>Year 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 table:style-name="ce1"/>
        </table:table-row>
        <table:table-row table:style-name="ro2">
          <table:table-cell office:value-type="string" table:style-name="ce10">
            <text:p>Year 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2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3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4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5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6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7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8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1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2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3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4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5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6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7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8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99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style-name="ro2">
          <table:table-cell office:value-type="string" table:style-name="ce10">
            <text:p>Year 100</text:p>
          </table:table-cell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content-validation-name="val3" table:style-name="ce5"/>
          <table:table-cell table:number-columns-repeated="16378"/>
        </table:table-row>
        <table:table-row table:number-rows-repeated="10484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D9D9D9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Tilley, Peter (OPENCAST)</meta:initial-creator>
    <dc:creator/>
    <meta:creation-date>2023-03-08T17:15:43Z</meta:creation-date>
    <dc:date>2023-03-09T16:50:17Z</dc:date>
    <meta:user-defined meta:name="ContentTypeId">0x0101004E1F99169F758A4F9B38A27B2FFB09C3</meta:user-defined>
    <meta:user-defined meta:name="MediaServiceImageTags"/>
  </office:meta>
</office:document-meta>
</file>